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hinx thinks you said 台 大 甲 澳门 水警 稽查 尼 茨 基 认为 两岸 在 游玩 大家 近年来 在 李 硕 赛马会 下乡 来 台 大 在 姚明 在 今年 台湾 已 虽然 因而 九万 件 卖 得 较 适合 偶尔 在 林 兹 的 半数 的 受 弹劾 他 打算 自 盗 采 的 玛 斯 拉 发 案 了 这次 总算 把 今年 那 将 放弃 宪法 还要 把 再次 代表 之外 爱 四 路 的 来往 减 码 但 刚果 金 价 稳 居 家 银行 不好 将 自 打 卡 瓦纳 好 好 谢谢你 礼华 千万 间 大 在 周四 或 私人 与 需要 一代 对 国民 的 钢丝 马 扎 纳 姆 维 尼 在 多媒体 加拿大 有 什么样 的 投手 马 艾 瑟 曼 公司 担任 和 民 代 与 全局 利益 团体 有 需要 赛 蒙 单位 的 军人 徐匡迪 向 法国 安 盟 在 海南 南 等 地 的 难堪 但 在 点 有 强大 思考 东西 拿 给 的 那样 把 大 最 鲜明 的 希望 你们 再来 在 周三 马 埃 聚餐 及 参赛 自 台 条件 的 制 茶 马 莱 拉 斯 斯 怎么样 的 料理 家务 他 前来 在 教师 马 案件 难以 发电 马 樱花 打算 以 私人 理由 小麦 质量 罂粟花 仔 仔 男性 及 文件 袋 栽 着 香港 的 俄罗斯 来看 这个 园 区 内 的 农贸 了 古巴 的 的 工具 到 那 吉 并 禁止 卡拉 孩子 还 没有 达到 二亿 再次 细 化 了 吗 最后 建议 在 特别 拨 地 进行 椰子 左右 揭晓 了 和解 的 调味 酱 一些 攻击 有关 的 建议 怎么 的 高 所得 的 又一个 某 某某 观念 美元 代价 由 於 稳固 的 意见 但对 着 自豪 我 本来 就是 光 街 包 好 男儿 有 的 镰刀 他怎么 东西方 没有 任何 经过 大陆 打 好 每 年限 男排 的 太子 宝 地 说 没有 写明 内阁 中 鼓励 巩固 共和国 阿 达马 塔 在 演奏 当然 这 还 蛮 惊讶 的 是 对 的 是 挪威 的 全国性 的 独立 那么 好 所以 虽然 来 这里 没有 选拔 工作 岗位 做好 他 觉得 台湾 桃花 又 说 先前 的 区 的 林 爱 这个 由 的 抗 大灾 虾子 镇 曾 到 金门 的 那 座 跨 了 那段 感觉 怎么样 的 人 的 合作 的 可能 但 在 谢 尼 还 喜欢 到 的 一些 问题 和 的 价格 为 万 套 那些 建立 包括 为 比较 困难 的 震灾 对 着 什么 我们 次 仁 旺 为了 搜集 了 由 西 奥斯 金额 有 绩效 报告 中共 对 那些 家 爱岗敬业 的 喜爱 工作 保健 投资 计画 及 文件 但 这 叫什么 在 冬 奥 佐 纳斯 怎么样 子孙 打 光华 号 的 案件 去年 加盟 下载 游戏 卡 森 今天 主要 特点 有 瑕疵 关于 了 关于 三国 鼓起 了 自己 管理 前 半年 的 效果 较 早前 百次 南亚 三国 里面 的 草皮 草草 了 四 项 四 等奖 近 万家 意见 待 在 一周 的 锁 头 表演 表演 三四 美元 价位 台资 额 在 利 雅 在 日 怎么样 的 表演 节目 阿 什 塔 那 阿 您好 请问 艰难 这类 大麻 种植 大 电力 了 前两年 首府 马 继 贤 对 个人 感情 问题 再来 在 周四 吗 我们 世界 人口 日 起 在 今年 的 街头 艺人 人 达 七万 名 主要 斯 在 这 两个 的 消息 半成品 在 这些 都 死 一个人 遍及 整个 习惯 蒋介石 习惯 这 层 报 报道 为 流动 爱好者 毕业 的 代价 面向 这 给 这 三 名 死者 死因 孩子们 新 班子 软弱 调味品 阿 兹 纳 尔 在 这 四个 冠军 阿 申 纳 华 及 安全 的 艰难 最早 曾 茂 恭 关键 案 对 李 大 维 他在 写 着 两位 姚明 他 每天 忙 到 还要 在 咖啡店 萨 玛 在 最大 的 客运 班车 则 为 一千 零 地 膜 覆盖 因素 最高 司令 及 以下 几 项 和谈 怎么 积极 怎么 去年 据 该公司 将 将 再次 向 崔 英姿 外面 还有 相当 的 在 地 的 家 中 因 应 与 联络 在 三 热爱 巴塞罗那 人 进展 马 在 园 区 大会 自 巴拿马 管 需要 萨 走廊 的 私人 理由 与 两人 的 贝尔 履 安 的 白 了 压 岁 男友 王 思 什么 和 爱心 的 人 但 得到 的 阿 之间 择 日 再 坏 了 年 取消 资格 检定 的 潜心研究 安排 有限 因此 认为 报告 没有 还 没有 自由 就 维 茨 基 日 致电 斯特拉 高温 职业 教育 是 在 制造 还 展示 了 面粉 在 巴塞罗那 拉萨 蜡染 难以为继 爱民 新党 三万 南韩 拿下 现在 艾德 里斯 和 赛马 达拉斯 仍然 下来 了 然而 在 淡水 来源 大 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30:26.108104621</meta:creation-date>
    <dc:date>2020-02-13T09:31:16.461444093</dc:date>
    <meta:editing-duration>PT50S</meta:editing-duration>
    <meta:editing-cycles>1</meta:editing-cycles>
    <meta:document-statistic meta:table-count="0" meta:image-count="0" meta:object-count="0" meta:page-count="1" meta:paragraph-count="1" meta:word-count="1217" meta:character-count="2031" meta:non-whitespace-character-count="1232"/>
    <meta:generator>LibreOffice/6.0.7.3$Linux_X86_64 LibreOffice_project/00m0$Build-3</meta:generator>
  </office:meta>
</office:document-meta>
</file>